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284e" officeooo:paragraph-rsid="001f284e"/>
    </style:style>
    <style:style style:name="P2" style:family="paragraph" style:parent-style-name="Standard">
      <style:text-properties officeooo:rsid="001f284e" officeooo:paragraph-rsid="0020ccc1"/>
    </style:style>
    <style:style style:name="T1" style:family="text">
      <style:text-properties officeooo:rsid="001f856b"/>
    </style:style>
    <style:style style:name="T2" style:family="text">
      <style:text-properties officeooo:rsid="0020ccc1"/>
    </style:style>
    <style:style style:name="T3" style:family="text">
      <style:text-properties officeooo:rsid="0020f5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ần học các kĩ năng :</text:p>
      <text:p text:style-name="P1"/>
      <text:p text:style-name="P1">- Kĩ năng giao tiếp,kĩ năng thuyết trình, tự tin trước đám đông. Kỹ năng giải thích, Kỹ năng phỏng vấn. Kỹ năng nói chuyện ko bị vô duyên và đc m,n quý</text:p>
      <text:p text:style-name="P1">=&gt; viết ra các vấn đề sau đó khắc phục vd: run, ko tự tin, nói còn chưa rõ và líu vs ko tự tin. Nói chưa rõ ràng chưa rõ ý. Hay bị sợ, căng thẳng khi gặp ng lạ</text:p>
      <text:p text:style-name="P1"/>
      <text:p text:style-name="P1">- Kỹ năng tiếng anh, nghe, nói đọc.ưu tiên nghe nói .</text:p>
      <text:p text:style-name="P1"/>
      <text:p text:style-name="P2">- <text:span text:style-name="T1">Nên master các kĩ năng, Github,Likedin.</text:span></text:p>
      <text:p text:style-name="P2"><text:span text:style-name="T2">-</text:span></text:p>
      <text:p text:style-name="P2"><text:span text:style-name="T2">- Hiểu sâu về công ty muốn vào,học kĩ năng giải quyết vấn đề ( với vấn đề như thế này, em sẽ giải quyết theo cách này, cách đầu tiên…. nói năng chậm rãi rõ ràng mạch lạc cho ng khác hiểu)</text:span></text:p>
      <text:p text:style-name="P2"/>
      <text:p text:style-name="P2">- <text:span text:style-name="T3">Nghiêm túc trong công việc, nghiêm túc rèn luyện bản thân. Biết note lại những sai phạm và cách khắc phục. Ngoài ra note lại bài học, các comand</text:span></text:p>
      <text:p text:style-name="P1"/>
      <text:p text:style-name="P1">-Kỹ năng chuyên môn các framework học sâu căn bản.Học sâu giải thuật. Chắc cú mọi kiến thức nền tảng chứ k đc bỏ qua. Vì quá ảo tưởng rồ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4:07:12.209437321</meta:creation-date>
    <dc:date>2020-02-13T14:17:50.164650991</dc:date>
    <meta:editing-duration>PT10M37S</meta:editing-duration>
    <meta:editing-cycles>4</meta:editing-cycles>
    <meta:generator>LibreOffice/6.0.7.3$Linux_X86_64 LibreOffice_project/00m0$Build-3</meta:generator>
    <meta:document-statistic meta:table-count="0" meta:image-count="0" meta:object-count="0" meta:page-count="1" meta:paragraph-count="9" meta:word-count="203" meta:character-count="897" meta:non-whitespace-character-count="703"/>
  </office:meta>
</office:document-meta>
</file>